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loext:opacity="100%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The Crucifixion and </text:span></text:p>
            <text:p text:style-name="P2"><text:span text:style-name="T1">Resurrection <text:s/>of Jesus</text:span><text:span text:style-name="T2"> </text:span></text:p>
            <text:p text:style-name="P2"><text:span text:style-name="T3">(Mark 15:1–16:7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6:58.930000000</dc:date>
    <meta:editing-duration>PT17M31S</meta:editing-duration>
    <meta:editing-cycles>18</meta:editing-cycles>
    <meta:generator>LibreOffice/7.1.1.2$Windows_X86_64 LibreOffice_project/fe0b08f4af1bacafe4c7ecc87ce55bb426164676</meta:generator>
    <meta:document-statistic meta:object-count="2"/>
  </office:meta>
</office:document-meta>
</file>